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28.7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52.53mm"/>
    </style:style>
    <style:style style:name="co5" style:family="table-column">
      <style:table-column-properties fo:break-before="auto" style:column-width="46.85mm"/>
    </style:style>
    <style:style style:name="co6" style:family="table-column">
      <style:table-column-properties fo:break-before="auto" style:column-width="66.89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30.87mm"/>
    </style:style>
    <style:style style:name="co10" style:family="table-column">
      <style:table-column-properties fo:break-before="auto" style:column-width="22.74mm"/>
    </style:style>
    <style:style style:name="co11" style:family="table-column">
      <style:table-column-properties fo:break-before="auto" style:column-width="13.5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Aria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nditional Compilation</text:p>
          </table:table-cell>
          <table:covered-table-cell table:style-name="ce7"/>
          <table:table-cell table:style-name="ce7" table:number-columns-repeated="9"/>
          <table:table-cell table:style-name="ce12" table:number-columns-repeated="10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Ask Total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CreationDat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iews</text:p>
          </table:table-cell>
          <table:table-cell table:style-name="ce2" office:value-type="string" calcext:value-type="string">
            <text:p>UpVotes</text:p>
          </table:table-cell>
          <table:table-cell table:style-name="ce2" office:value-type="string" calcext:value-type="string">
            <text:p>DownVotes</text:p>
          </table:table-cell>
          <table:table-cell table:style-name="ce2" office:value-type="string" calcext:value-type="string">
            <text:p>AccountId</text:p>
          </table:table-cell>
          <table:table-cell table:style-name="ce2" office:value-type="string" calcext:value-type="string">
            <text:p>Age</text:p>
          </table:table-cell>
          <table:table-cell table:style-name="ce12" table:number-columns-repeated="1013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109600" calcext:value-type="float">
            <text:p>109600</text:p>
          </table:table-cell>
          <table:table-cell table:style-name="ce3" office:value-type="string" calcext:value-type="string">
            <text:p>2008-08-01T17:55:22.200</text:p>
          </table:table-cell>
          <table:table-cell table:style-name="ce3" office:value-type="string" calcext:value-type="string">
            <text:p>Michael Stum</text:p>
          </table:table-cell>
          <table:table-cell table:style-name="ce3" office:value-type="string" calcext:value-type="string">
            <text:p>Raleigh, NC, United States</text:p>
          </table:table-cell>
          <table:table-cell table:style-name="ce3" office:value-type="float" office:value="11151" calcext:value-type="float">
            <text:p>11151</text:p>
          </table:table-cell>
          <table:table-cell table:style-name="ce3" office:value-type="float" office:value="7018" calcext:value-type="float">
            <text:p>701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43217" calcext:value-type="float">
            <text:p>43217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10319" calcext:value-type="float">
            <text:p>10319</text:p>
          </table:table-cell>
          <table:table-cell table:style-name="ce3" office:value-type="string" calcext:value-type="string">
            <text:p>2008-12-04T14:10:47.400</text:p>
          </table:table-cell>
          <table:table-cell table:style-name="ce3" office:value-type="string" calcext:value-type="string">
            <text:p>mckamey</text:p>
          </table:table-cell>
          <table:table-cell table:style-name="ce3"/>
          <table:table-cell table:style-name="ce3" office:value-type="float" office:value="1292" calcext:value-type="float">
            <text:p>129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732" calcext:value-type="float">
            <text:p>18732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69742" calcext:value-type="float">
            <text:p>6974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29074" calcext:value-type="float">
            <text:p>29074</text:p>
          </table:table-cell>
          <table:table-cell table:style-name="ce3" office:value-type="string" calcext:value-type="string">
            <text:p>2009-02-23T04:34:53.537</text:p>
          </table:table-cell>
          <table:table-cell table:style-name="ce3" office:value-type="string" calcext:value-type="string">
            <text:p>Earlz</text:p>
          </table:table-cell>
          <table:table-cell table:style-name="ce3" office:value-type="string" calcext:value-type="string">
            <text:p>Denver, CO, United States</text:p>
          </table:table-cell>
          <table:table-cell table:style-name="ce3" office:value-type="float" office:value="3995" calcext:value-type="float">
            <text:p>3995</text:p>
          </table:table-cell>
          <table:table-cell table:style-name="ce3" office:value-type="float" office:value="2896" calcext:value-type="float">
            <text:p>289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6703" calcext:value-type="float">
            <text:p>2670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3" office:value-type="float" office:value="1212" calcext:value-type="float">
            <text:p>121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214" calcext:value-type="float">
            <text:p>2214</text:p>
          </table:table-cell>
          <table:table-cell table:style-name="ce3" office:value-type="string" calcext:value-type="string">
            <text:p>2008-08-13T13:17:40.063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table:style-name="ce3" office:value-type="float" office:value="8741" calcext:value-type="float">
            <text:p>874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3550" calcext:value-type="float">
            <text:p>13550</text:p>
          </table:table-cell>
          <table:table-cell table:style-name="ce3" office:value-type="string" calcext:value-type="string">
            <text:p>2008-09-15T16:46:16.443</text:p>
          </table:table-cell>
          <table:table-cell table:style-name="ce3" office:value-type="string" calcext:value-type="string">
            <text:p>ProfK</text:p>
          </table:table-cell>
          <table:table-cell table:style-name="ce3" office:value-type="string" calcext:value-type="string">
            <text:p>South Africa</text:p>
          </table:table-cell>
          <table:table-cell table:style-name="ce3" office:value-type="float" office:value="5919" calcext:value-type="float">
            <text:p>5919</text:p>
          </table:table-cell>
          <table:table-cell table:style-name="ce3" office:value-type="float" office:value="1455" calcext:value-type="float">
            <text:p>14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433" calcext:value-type="float">
            <text:p>5433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table:style-name="ce3" office:value-type="float" office:value="71074" calcext:value-type="float">
            <text:p>71074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5845" calcext:value-type="float">
            <text:p>25845</text:p>
          </table:table-cell>
          <table:table-cell table:style-name="ce3" office:value-type="string" calcext:value-type="string">
            <text:p>2009-02-25T21:20:12.607</text:p>
          </table:table-cell>
          <table:table-cell table:style-name="ce3" office:value-type="string" calcext:value-type="string">
            <text:p>Robert S. Barnes</text:p>
          </table:table-cell>
          <table:table-cell table:style-name="ce3" office:value-type="string" calcext:value-type="string">
            <text:p>Jerusalem, Israel</text:p>
          </table:table-cell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085" calcext:value-type="float">
            <text:p>27085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table:style-name="ce3" office:value-type="float" office:value="111307" calcext:value-type="float">
            <text:p>111307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32410" calcext:value-type="float">
            <text:p>32410</text:p>
          </table:table-cell>
          <table:table-cell table:style-name="ce3" office:value-type="string" calcext:value-type="string">
            <text:p>2009-05-22T21:08:48.063</text:p>
          </table:table-cell>
          <table:table-cell table:style-name="ce3" office:value-type="string" calcext:value-type="string">
            <text:p>bobobobo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float" office:value="7576" calcext:value-type="float">
            <text:p>7576</text:p>
          </table:table-cell>
          <table:table-cell table:style-name="ce3" office:value-type="float" office:value="3048" calcext:value-type="float">
            <text:p>304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8717" calcext:value-type="float">
            <text:p>38717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table:style-name="ce3" office:value-type="float" office:value="122298" calcext:value-type="float">
            <text:p>122298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120" calcext:value-type="float">
            <text:p>1120</text:p>
          </table:table-cell>
          <table:table-cell table:style-name="ce3" office:value-type="string" calcext:value-type="string">
            <text:p>2009-06-12T22:05:14.853</text:p>
          </table:table-cell>
          <table:table-cell table:style-name="ce3" office:value-type="string" calcext:value-type="string">
            <text:p>Sarah</text:p>
          </table:table-cell>
          <table:table-cell table:style-name="ce3" office:value-type="string" calcext:value-type="string">
            <text:p>Munich, Germany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026" calcext:value-type="float">
            <text:p>4202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43378" calcext:value-type="float">
            <text:p>143378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54291" calcext:value-type="float">
            <text:p>54291</text:p>
          </table:table-cell>
          <table:table-cell table:style-name="ce3" office:value-type="string" calcext:value-type="string">
            <text:p>2009-07-23T03:26:30.263</text:p>
          </table:table-cell>
          <table:table-cell table:style-name="ce3" office:value-type="string" calcext:value-type="string">
            <text:p>hpique</text:p>
          </table:table-cell>
          <table:table-cell table:style-name="ce3" office:value-type="string" calcext:value-type="string">
            <text:p>Barcelona, Spain</text:p>
          </table:table-cell>
          <table:table-cell table:style-name="ce3" office:value-type="float" office:value="3209" calcext:value-type="float">
            <text:p>320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276" calcext:value-type="float">
            <text:p>4827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43919" calcext:value-type="float">
            <text:p>143919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9562" calcext:value-type="float">
            <text:p>19562</text:p>
          </table:table-cell>
          <table:table-cell table:style-name="ce3" office:value-type="string" calcext:value-type="string">
            <text:p>2009-07-23T17:38:07.430</text:p>
          </table:table-cell>
          <table:table-cell table:style-name="ce3" office:value-type="string" calcext:value-type="string">
            <text:p>Dismissile</text:p>
          </table:table-cell>
          <table:table-cell table:style-name="ce3" office:value-type="string" calcext:value-type="string">
            <text:p>Nebraska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8437" calcext:value-type="float">
            <text:p>48437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table:style-name="ce3" office:value-type="float" office:value="166132" calcext:value-type="float">
            <text:p>16613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2600" calcext:value-type="float">
            <text:p>12600</text:p>
          </table:table-cell>
          <table:table-cell table:style-name="ce3" office:value-type="string" calcext:value-type="string">
            <text:p>2009-08-31T17:51:13.027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4886" calcext:value-type="float">
            <text:p>48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465" calcext:value-type="float">
            <text:p>55465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76841" calcext:value-type="float">
            <text:p>17684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1008" calcext:value-type="float">
            <text:p>11008</text:p>
          </table:table-cell>
          <table:table-cell table:style-name="ce3" office:value-type="string" calcext:value-type="string">
            <text:p>2009-09-21T22:46:27.330</text:p>
          </table:table-cell>
          <table:table-cell table:style-name="ce3" office:value-type="string" calcext:value-type="string">
            <text:p>jberryman</text:p>
          </table:table-cell>
          <table:table-cell table:style-name="ce3" office:value-type="string" calcext:value-type="string">
            <text:p>Richmond, VA</text:p>
          </table:table-cell>
          <table:table-cell table:style-name="ce3" office:value-type="float" office:value="1114" calcext:value-type="float">
            <text:p>1114</text:p>
          </table:table-cell>
          <table:table-cell table:style-name="ce3" office:value-type="float" office:value="1497" calcext:value-type="float">
            <text:p>149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9096" calcext:value-type="float">
            <text:p>5909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3" office:value-type="float" office:value="178083" calcext:value-type="float">
            <text:p>17808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string" calcext:value-type="string">
            <text:p>2009-09-23T21:18:23.003</text:p>
          </table:table-cell>
          <table:table-cell table:style-name="ce3" office:value-type="string" calcext:value-type="string">
            <text:p>Jon Smark</text:p>
          </table:table-cell>
          <table:table-cell table:style-name="ce3"/>
          <table:table-cell table:style-name="ce3" office:value-type="float" office:value="87" calcext:value-type="float">
            <text:p>8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22" calcext:value-type="float">
            <text:p>59522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80247" calcext:value-type="float">
            <text:p>180247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0087" calcext:value-type="float">
            <text:p>20087</text:p>
          </table:table-cell>
          <table:table-cell table:style-name="ce3" office:value-type="string" calcext:value-type="string">
            <text:p>2009-09-28T10:13:09.477</text:p>
          </table:table-cell>
          <table:table-cell table:style-name="ce3" office:value-type="string" calcext:value-type="string">
            <text:p>Steve314</text:p>
          </table:table-cell>
          <table:table-cell table:style-name="ce3" office:value-type="string" calcext:value-type="string">
            <text:p>United Kingdom</text:p>
          </table:table-cell>
          <table:table-cell table:style-name="ce3" office:value-type="float" office:value="1889" calcext:value-type="float">
            <text:p>1889</text:p>
          </table:table-cell>
          <table:table-cell table:style-name="ce3" office:value-type="float" office:value="1707" calcext:value-type="float">
            <text:p>17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323" calcext:value-type="float">
            <text:p>60323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13"/>
        </table:table-row>
        <table:table-row table:style-name="ro2">
          <table:table-cell table:style-name="ce3" office:value-type="float" office:value="201863" calcext:value-type="float">
            <text:p>20186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58381" calcext:value-type="float">
            <text:p>58381</text:p>
          </table:table-cell>
          <table:table-cell table:style-name="ce3" office:value-type="string" calcext:value-type="string">
            <text:p>2009-11-03T16:29:08.290</text:p>
          </table:table-cell>
          <table:table-cell table:style-name="ce3" office:value-type="string" calcext:value-type="string">
            <text:p>LearnCocos2D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float" office:value="19990" calcext:value-type="float">
            <text:p>19990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2535" calcext:value-type="float">
            <text:p>2535</text:p>
          </table:table-cell>
          <table:table-cell table:style-name="ce3" office:value-type="float" office:value="69373" calcext:value-type="float">
            <text:p>6937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table:style-name="ce3" office:value-type="float" office:value="205376" calcext:value-type="float">
            <text:p>20537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3181" calcext:value-type="float">
            <text:p>3181</text:p>
          </table:table-cell>
          <table:table-cell table:style-name="ce3" office:value-type="string" calcext:value-type="string">
            <text:p>2009-11-07T01:18:37.890</text:p>
          </table:table-cell>
          <table:table-cell table:style-name="ce3" office:value-type="string" calcext:value-type="string">
            <text:p>Free Consulting</text:p>
          </table:table-cell>
          <table:table-cell table:style-name="ce3" office:value-type="string" calcext:value-type="string">
            <text:p>We don't pussycat-pussycat here!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4133" calcext:value-type="float">
            <text:p>4133</text:p>
          </table:table-cell>
          <table:table-cell table:style-name="ce3" office:value-type="float" office:value="70981" calcext:value-type="float">
            <text:p>7098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235472" calcext:value-type="float">
            <text:p>23547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3700" calcext:value-type="float">
            <text:p>3700</text:p>
          </table:table-cell>
          <table:table-cell table:style-name="ce3" office:value-type="string" calcext:value-type="string">
            <text:p>2009-12-20T12:30:40.967</text:p>
          </table:table-cell>
          <table:table-cell table:style-name="ce3" office:value-type="string" calcext:value-type="string">
            <text:p>Pietro</text:p>
          </table:table-cell>
          <table:table-cell table:style-name="ce3"/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4171" calcext:value-type="float">
            <text:p>8417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268733" calcext:value-type="float">
            <text:p>26873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7902" calcext:value-type="float">
            <text:p>17902</text:p>
          </table:table-cell>
          <table:table-cell table:style-name="ce3" office:value-type="string" calcext:value-type="string">
            <text:p>2010-02-08T15:01:49.417</text:p>
          </table:table-cell>
          <table:table-cell table:style-name="ce3" office:value-type="string" calcext:value-type="string">
            <text:p>dontWatchMyProfile</text:p>
          </table:table-cell>
          <table:table-cell table:style-name="ce3"/>
          <table:table-cell table:style-name="ce3" office:value-type="float" office:value="4666" calcext:value-type="float">
            <text:p>4666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9505" calcext:value-type="float">
            <text:p>9950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" office:value-type="float" office:value="399772" calcext:value-type="float">
            <text:p>39977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6366" calcext:value-type="float">
            <text:p>6366</text:p>
          </table:table-cell>
          <table:table-cell table:style-name="ce3" office:value-type="string" calcext:value-type="string">
            <text:p>2010-07-23T00:35:54.537</text:p>
          </table:table-cell>
          <table:table-cell table:style-name="ce3" office:value-type="string" calcext:value-type="string">
            <text:p>lms</text:p>
          </table:table-cell>
          <table:table-cell table:style-name="ce3" office:value-type="string" calcext:value-type="string">
            <text:p>Vienna, Austria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2016" calcext:value-type="float">
            <text:p>17201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677406" calcext:value-type="float">
            <text:p>67740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2011-03-25T20:35:48.747</text:p>
          </table:table-cell>
          <table:table-cell table:style-name="ce3" office:value-type="string" calcext:value-type="string">
            <text:p>Mat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0008" calcext:value-type="float">
            <text:p>730008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695182" calcext:value-type="float">
            <text:p>69518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string" calcext:value-type="string">
            <text:p>2011-04-06T15:46:50.033</text:p>
          </table:table-cell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Taganrog, Rostov Oblast, Russia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954" calcext:value-type="float">
            <text:p>355954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table:style-name="ce3" office:value-type="float" office:value="1041868" calcext:value-type="float">
            <text:p>1041868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3617" calcext:value-type="float">
            <text:p>3617</text:p>
          </table:table-cell>
          <table:table-cell table:style-name="ce3" office:value-type="string" calcext:value-type="string">
            <text:p>2011-11-11T14:35:30.977</text:p>
          </table:table-cell>
          <table:table-cell table:style-name="ce3" office:value-type="string" calcext:value-type="string">
            <text:p>bph</text:p>
          </table:table-cell>
          <table:table-cell table:style-name="ce3" office:value-type="string" calcext:value-type="string">
            <text:p>Hampshire, UK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4142" calcext:value-type="float">
            <text:p>1034142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062297" calcext:value-type="float">
            <text:p>1062297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2011-11-23T16:10:46.807</text:p>
          </table:table-cell>
          <table:table-cell table:style-name="ce3" office:value-type="string" calcext:value-type="string">
            <text:p>OtoLeo</text:p>
          </table:table-cell>
          <table:table-cell table:style-name="ce3" office:value-type="string" calcext:value-type="string">
            <text:p>Montevideo, Uruguay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569" calcext:value-type="float">
            <text:p>1060569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202683" calcext:value-type="float">
            <text:p>120268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4490" calcext:value-type="float">
            <text:p>4490</text:p>
          </table:table-cell>
          <table:table-cell table:style-name="ce3" office:value-type="string" calcext:value-type="string">
            <text:p>2012-02-10T18:22:20.743</text:p>
          </table:table-cell>
          <table:table-cell table:style-name="ce3" office:value-type="string" calcext:value-type="string">
            <text:p>hariszaman</text:p>
          </table:table-cell>
          <table:table-cell table:style-name="ce3" office:value-type="string" calcext:value-type="string">
            <text:p>Helsinki, Finland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9803" calcext:value-type="float">
            <text:p>1239803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420752" calcext:value-type="float">
            <text:p>142075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085" calcext:value-type="float">
            <text:p>1085</text:p>
          </table:table-cell>
          <table:table-cell table:style-name="ce3" office:value-type="string" calcext:value-type="string">
            <text:p>2012-05-28T00:33:28.863</text:p>
          </table:table-cell>
          <table:table-cell table:style-name="ce3" office:value-type="string" calcext:value-type="string">
            <text:p>magnus</text:p>
          </table:table-cell>
          <table:table-cell table:style-name="ce3"/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21152" calcext:value-type="float">
            <text:p>1521152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527440" calcext:value-type="float">
            <text:p>1527440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186" calcext:value-type="float">
            <text:p>1186</text:p>
          </table:table-cell>
          <table:table-cell table:style-name="ce3" office:value-type="string" calcext:value-type="string">
            <text:p>2012-07-15T20:39:36.643</text:p>
          </table:table-cell>
          <table:table-cell table:style-name="ce3" office:value-type="string" calcext:value-type="string">
            <text:p>pt123</text:p>
          </table:table-cell>
          <table:table-cell table:style-name="ce3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3568" calcext:value-type="float">
            <text:p>1493568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867581" calcext:value-type="float">
            <text:p>186758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2451" calcext:value-type="float">
            <text:p>12451</text:p>
          </table:table-cell>
          <table:table-cell table:style-name="ce3" office:value-type="string" calcext:value-type="string">
            <text:p>2012-11-30T21:28:11.473</text:p>
          </table:table-cell>
          <table:table-cell table:style-name="ce3" office:value-type="string" calcext:value-type="string">
            <text:p>Peter Albert</text:p>
          </table:table-cell>
          <table:table-cell table:style-name="ce3" office:value-type="string" calcext:value-type="string">
            <text:p>Dresden, Germany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99570" calcext:value-type="float">
            <text:p>209957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table:style-name="ce3" office:value-type="float" office:value="1982631" calcext:value-type="float">
            <text:p>198263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693" calcext:value-type="float">
            <text:p>2693</text:p>
          </table:table-cell>
          <table:table-cell table:style-name="ce3" office:value-type="string" calcext:value-type="string">
            <text:p>2013-01-16T06:37:46.607</text:p>
          </table:table-cell>
          <table:table-cell table:style-name="ce3" office:value-type="string" calcext:value-type="string">
            <text:p>Manoj</text:p>
          </table:table-cell>
          <table:table-cell table:style-name="ce3" office:value-type="string" calcext:value-type="string">
            <text:p>Jaipur, India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50261" calcext:value-type="float">
            <text:p>225026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3" office:value-type="float" office:value="2437521" calcext:value-type="float">
            <text:p>243752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267" calcext:value-type="float">
            <text:p>1267</text:p>
          </table:table-cell>
          <table:table-cell table:style-name="ce3" office:value-type="string" calcext:value-type="string">
            <text:p>2013-05-30T16:53:16.970</text:p>
          </table:table-cell>
          <table:table-cell table:style-name="ce3" office:value-type="string" calcext:value-type="string">
            <text:p>matrixugly</text:p>
          </table:table-cell>
          <table:table-cell table:style-name="ce3" office:value-type="string" calcext:value-type="string">
            <text:p>Colorado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57" calcext:value-type="float">
            <text:p>14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37124" calcext:value-type="float">
            <text:p>2837124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2477734" calcext:value-type="float">
            <text:p>2477734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2013-06-12T09:42:39.267</text:p>
          </table:table-cell>
          <table:table-cell table:style-name="ce3" office:value-type="string" calcext:value-type="string">
            <text:p>raja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8416" calcext:value-type="float">
            <text:p>288841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2">
          <table:table-cell table:style-name="ce5" office:value-type="string" calcext:value-type="string">
            <text:p>Ifndef</text:p>
          </table:table-cell>
          <table:table-cell table:style-name="ce10"/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Ask Total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CreationDat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iews</text:p>
          </table:table-cell>
          <table:table-cell table:style-name="ce2" office:value-type="string" calcext:value-type="string">
            <text:p>UpVotes</text:p>
          </table:table-cell>
          <table:table-cell table:style-name="ce2" office:value-type="string" calcext:value-type="string">
            <text:p>DownVotes</text:p>
          </table:table-cell>
          <table:table-cell table:style-name="ce2" office:value-type="string" calcext:value-type="string">
            <text:p>AccountId</text:p>
          </table:table-cell>
          <table:table-cell table:style-name="ce2" office:value-type="string" calcext:value-type="string">
            <text:p>Age</text:p>
          </table:table-cell>
          <table:table-cell table:style-name="ce12" table:number-columns-repeated="1013"/>
        </table:table-row>
        <table:table-row table:style-name="ro2">
          <table:table-cell table:style-name="ce3" office:value-type="float" office:value="2757083" calcext:value-type="float">
            <text:p>2757083</text:p>
          </table:table-cell>
          <table:table-cell table:style-name="ce9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1013"/>
        </table:table-row>
        <table:table-row table:style-name="ro2">
          <table:table-cell table:style-name="ce3" office:value-type="float" office:value="144417" calcext:value-type="float">
            <text:p>144417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2009-07-24T10:53:59.293</text:p>
          </table:table-cell>
          <table:table-cell table:style-name="ce3" office:value-type="string" calcext:value-type="string">
            <text:p>Yllier</text:p>
          </table:table-cell>
          <table:table-cell table:style-name="ce3"/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357" calcext:value-type="float">
            <text:p>878357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385151" calcext:value-type="float">
            <text:p>38515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2010-07-07T04:52:24.263</text:p>
          </table:table-cell>
          <table:table-cell table:style-name="ce3" office:value-type="string" calcext:value-type="string">
            <text:p>Yves</text:p>
          </table:table-cell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191" calcext:value-type="float">
            <text:p>16319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962891" calcext:value-type="float">
            <text:p>96289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5313" calcext:value-type="float">
            <text:p>15313</text:p>
          </table:table-cell>
          <table:table-cell table:style-name="ce3" office:value-type="string" calcext:value-type="string">
            <text:p>2011-09-24T18:10:11.483</text:p>
          </table:table-cell>
          <table:table-cell table:style-name="ce3" office:value-type="string" calcext:value-type="string">
            <text:p>Homunculus Reticulli</text:p>
          </table:table-cell>
          <table:table-cell table:style-name="ce3" office:value-type="string" calcext:value-type="string">
            <text:p>London, United Kingdom</text:p>
          </table:table-cell>
          <table:table-cell table:style-name="ce3" office:value-type="float" office:value="2174" calcext:value-type="float">
            <text:p>217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6016" calcext:value-type="float">
            <text:p>51601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215751" calcext:value-type="float">
            <text:p>1215751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2012-02-17T08:24:56.490</text:p>
          </table:table-cell>
          <table:table-cell table:style-name="ce3" office:value-type="string" calcext:value-type="string">
            <text:p>Christopher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381" calcext:value-type="float">
            <text:p>125638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447343" calcext:value-type="float">
            <text:p>144734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string" calcext:value-type="string">
            <text:p>2012-06-10T12:45:37.977</text:p>
          </table:table-cell>
          <table:table-cell table:style-name="ce3" office:value-type="string" calcext:value-type="string">
            <text:p>user1447343</text:p>
          </table:table-cell>
          <table:table-cell table:style-name="ce3"/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56374" calcext:value-type="float">
            <text:p>1556374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2241603" calcext:value-type="float">
            <text:p>224160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2013-04-03T17:30:43.117</text:p>
          </table:table-cell>
          <table:table-cell table:style-name="ce3" office:value-type="string" calcext:value-type="string">
            <text:p>bob Glenn</text:p>
          </table:table-cell>
          <table:table-cell table:style-name="ce3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5877" calcext:value-type="float">
            <text:p>2585877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3409642" calcext:value-type="float">
            <text:p>3409642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2014-03-12T08:26:40.590</text:p>
          </table:table-cell>
          <table:table-cell table:style-name="ce3" office:value-type="string" calcext:value-type="string">
            <text:p>user3409642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9190" calcext:value-type="float">
            <text:p>4159190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2" table:number-rows-spanned="1">
            <text:p>Ifdef</text:p>
          </table:table-cell>
          <table:covered-table-cell table:style-name="ce10"/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Ask Total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CreationDat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iews</text:p>
          </table:table-cell>
          <table:table-cell table:style-name="ce2" office:value-type="string" calcext:value-type="string">
            <text:p>UpVotes</text:p>
          </table:table-cell>
          <table:table-cell table:style-name="ce2" office:value-type="string" calcext:value-type="string">
            <text:p>DownVotes</text:p>
          </table:table-cell>
          <table:table-cell table:style-name="ce2" office:value-type="string" calcext:value-type="string">
            <text:p>AccountId</text:p>
          </table:table-cell>
          <table:table-cell table:style-name="ce2" office:value-type="string" calcext:value-type="string">
            <text:p>Age</text:p>
          </table:table-cell>
          <table:table-cell table:style-name="ce12" table:number-columns-repeated="1013"/>
        </table:table-row>
        <table:table-row table:style-name="ro2">
          <table:table-cell table:style-name="ce3" office:value-type="float" office:value="7115106" calcext:value-type="float">
            <text:p>7115106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2016-11-04T12:51:55.067</text:p>
          </table:table-cell>
          <table:table-cell table:style-name="ce3" office:value-type="string" calcext:value-type="string">
            <text:p>Jackson</text:p>
          </table:table-cell>
          <table:table-cell table:style-name="ce3" office:value-type="string" calcext:value-type="string">
            <text:p>Barcelona, Españ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8577" calcext:value-type="float">
            <text:p>7328577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40120" calcext:value-type="float">
            <text:p>40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2008-11-23T20:27:53.647</text:p>
          </table:table-cell>
          <table:table-cell table:style-name="ce3" office:value-type="string" calcext:value-type="string">
            <text:p>user40120</text:p>
          </table:table-cell>
          <table:table-cell table:style-name="ce3"/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72" calcext:value-type="float">
            <text:p>17772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84466" calcext:value-type="float">
            <text:p>1844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2009-10-05T15:58:05.783</text:p>
          </table:table-cell>
          <table:table-cell table:style-name="ce3" office:value-type="string" calcext:value-type="string">
            <text:p>nagates</text:p>
          </table:table-cell>
          <table:table-cell table:style-name="ce3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007" calcext:value-type="float">
            <text:p>62007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3"/>
        </table:table-row>
        <table:table-row table:style-name="ro2">
          <table:table-cell table:style-name="ce3" office:value-type="float" office:value="237575" calcext:value-type="float">
            <text:p>2375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34" calcext:value-type="float">
            <text:p>2234</text:p>
          </table:table-cell>
          <table:table-cell table:style-name="ce3" office:value-type="string" calcext:value-type="string">
            <text:p>2009-12-23T12:39:15.443</text:p>
          </table:table-cell>
          <table:table-cell table:style-name="ce3" office:value-type="string" calcext:value-type="string">
            <text:p>JavaMan</text:p>
          </table:table-cell>
          <table:table-cell table:style-name="ce3"/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135" calcext:value-type="float">
            <text:p>85135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650492" calcext:value-type="float">
            <text:p>6504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700" calcext:value-type="float">
            <text:p>56700</text:p>
          </table:table-cell>
          <table:table-cell table:style-name="ce3" office:value-type="string" calcext:value-type="string">
            <text:p>2011-03-08T20:53:44.343</text:p>
          </table:table-cell>
          <table:table-cell table:style-name="ce3" office:value-type="string" calcext:value-type="string">
            <text:p>Johan</text:p>
          </table:table-cell>
          <table:table-cell table:style-name="ce3" office:value-type="string" calcext:value-type="string">
            <text:p>South Africa</text:p>
          </table:table-cell>
          <table:table-cell table:style-name="ce3" office:value-type="float" office:value="5681" calcext:value-type="float">
            <text:p>5681</text:p>
          </table:table-cell>
          <table:table-cell table:style-name="ce3" office:value-type="float" office:value="4434" calcext:value-type="float">
            <text:p>4434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327869" calcext:value-type="float">
            <text:p>327869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style-name="ce3" office:value-type="float" office:value="775964" calcext:value-type="float">
            <text:p>7759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23" calcext:value-type="float">
            <text:p>12823</text:p>
          </table:table-cell>
          <table:table-cell table:style-name="ce3" office:value-type="string" calcext:value-type="string">
            <text:p>2011-05-30T08:47:06.020</text:p>
          </table:table-cell>
          <table:table-cell table:style-name="ce3" office:value-type="string" calcext:value-type="string">
            <text:p>Jeegar Patel</text:p>
          </table:table-cell>
          <table:table-cell table:style-name="ce3" office:value-type="string" calcext:value-type="string">
            <text:p>Ahmedabad, India</text:p>
          </table:table-cell>
          <table:table-cell table:style-name="ce3" office:value-type="float" office:value="5571" calcext:value-type="float">
            <text:p>5571</text:p>
          </table:table-cell>
          <table:table-cell table:style-name="ce3" office:value-type="float" office:value="1536" calcext:value-type="float">
            <text:p>153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06447" calcext:value-type="float">
            <text:p>40644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3" office:value-type="float" office:value="1018733" calcext:value-type="float">
            <text:p>10187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7" calcext:value-type="float">
            <text:p>1147</text:p>
          </table:table-cell>
          <table:table-cell table:style-name="ce3" office:value-type="string" calcext:value-type="string">
            <text:p>2011-10-28T16:25:39.297</text:p>
          </table:table-cell>
          <table:table-cell table:style-name="ce3" office:value-type="string" calcext:value-type="string">
            <text:p>SwimBikeRun</text:p>
          </table:table-cell>
          <table:table-cell table:style-name="ce3"/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4669" calcext:value-type="float">
            <text:p>1004669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264018" calcext:value-type="float">
            <text:p>12640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6" calcext:value-type="float">
            <text:p>3686</text:p>
          </table:table-cell>
          <table:table-cell table:style-name="ce3" office:value-type="string" calcext:value-type="string">
            <text:p>2012-03-12T11:50:57.367</text:p>
          </table:table-cell>
          <table:table-cell table:style-name="ce3" office:value-type="string" calcext:value-type="string">
            <text:p>feelfree</text:p>
          </table:table-cell>
          <table:table-cell table:style-name="ce3"/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7462" calcext:value-type="float">
            <text:p>1317462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655939" calcext:value-type="float">
            <text:p>16559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54" calcext:value-type="float">
            <text:p>9854</text:p>
          </table:table-cell>
          <table:table-cell table:style-name="ce3" office:value-type="string" calcext:value-type="string">
            <text:p>2012-09-07T23:39:33.000</text:p>
          </table:table-cell>
          <table:table-cell table:style-name="ce3" office:value-type="string" calcext:value-type="string">
            <text:p>Rubens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float" office:value="1768" calcext:value-type="float">
            <text:p>1768</text:p>
          </table:table-cell>
          <table:table-cell table:style-name="ce3" office:value-type="float" office:value="2349" calcext:value-type="float">
            <text:p>234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22136" calcext:value-type="float">
            <text:p>182213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3" office:value-type="float" office:value="2612235" calcext:value-type="float">
            <text:p>2612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31" calcext:value-type="float">
            <text:p>5131</text:p>
          </table:table-cell>
          <table:table-cell table:style-name="ce3" office:value-type="string" calcext:value-type="string">
            <text:p>2013-07-23T21:06:18.707</text:p>
          </table:table-cell>
          <table:table-cell table:style-name="ce3" office:value-type="string" calcext:value-type="string">
            <text:p>nowox</text:p>
          </table:table-cell>
          <table:table-cell table:style-name="ce3" office:value-type="string" calcext:value-type="string">
            <text:p>Switzerland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135" calcext:value-type="float">
            <text:p>213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084863" calcext:value-type="float">
            <text:p>3084863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table:style-name="ce3" office:value-type="float" office:value="2733417" calcext:value-type="float">
            <text:p>27334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013-08-30T15:00:46.110</text:p>
          </table:table-cell>
          <table:table-cell table:style-name="ce3" office:value-type="string" calcext:value-type="string">
            <text:p>MrDoDo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40176" calcext:value-type="float">
            <text:p>324017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3781961" calcext:value-type="float">
            <text:p>37819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2014-06-27T06:23:19.340</text:p>
          </table:table-cell>
          <table:table-cell table:style-name="ce3" office:value-type="string" calcext:value-type="string">
            <text:p>Mahtab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9932" calcext:value-type="float">
            <text:p>4669932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3" office:value-type="float" office:value="5553999" calcext:value-type="float">
            <text:p>55539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015-11-12T09:08:58.257</text:p>
          </table:table-cell>
          <table:table-cell table:style-name="ce3" office:value-type="string" calcext:value-type="string">
            <text:p>Rafał Bolek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85926" calcext:value-type="float">
            <text:p>728592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2" table:number-rows-spanned="1">
            <text:p>Product Family</text:p>
          </table:table-cell>
          <table:covered-table-cell table:style-name="ce10"/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Ask Total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CreationDat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iews</text:p>
          </table:table-cell>
          <table:table-cell table:style-name="ce2" office:value-type="string" calcext:value-type="string">
            <text:p>UpVotes</text:p>
          </table:table-cell>
          <table:table-cell table:style-name="ce2" office:value-type="string" calcext:value-type="string">
            <text:p>DownVotes</text:p>
          </table:table-cell>
          <table:table-cell table:style-name="ce2" office:value-type="string" calcext:value-type="string">
            <text:p>AccountId</text:p>
          </table:table-cell>
          <table:table-cell table:style-name="ce2" office:value-type="string" calcext:value-type="string">
            <text:p>Age</text:p>
          </table:table-cell>
          <table:table-cell table:style-name="ce12" table:number-columns-repeated="1013"/>
        </table:table-row>
        <table:table-row table:style-name="ro2">
          <table:table-cell table:style-name="ce3" office:value-type="float" office:value="2181338" calcext:value-type="float">
            <text:p>21813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2013-03-18T07:24:22.073</text:p>
          </table:table-cell>
          <table:table-cell table:style-name="ce3" office:value-type="string" calcext:value-type="string">
            <text:p>user2181338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8299" calcext:value-type="float">
            <text:p>2508299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2" table:number-rows-spanned="1">
            <text:p>Product Line</text:p>
          </table:table-cell>
          <table:covered-table-cell table:style-name="ce10"/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Ask Total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CreationDat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iews</text:p>
          </table:table-cell>
          <table:table-cell table:style-name="ce2" office:value-type="string" calcext:value-type="string">
            <text:p>UpVotes</text:p>
          </table:table-cell>
          <table:table-cell table:style-name="ce2" office:value-type="string" calcext:value-type="string">
            <text:p>DownVotes</text:p>
          </table:table-cell>
          <table:table-cell table:style-name="ce2" office:value-type="string" calcext:value-type="string">
            <text:p>AccountId</text:p>
          </table:table-cell>
          <table:table-cell table:style-name="ce2" office:value-type="string" calcext:value-type="string">
            <text:p>Age</text:p>
          </table:table-cell>
          <table:table-cell table:style-name="ce12" table:number-columns-repeated="1013"/>
        </table:table-row>
        <table:table-row table:style-name="ro2">
          <table:table-cell table:style-name="ce3" office:value-type="float" office:value="1966207" calcext:value-type="float">
            <text:p>1966207</text:p>
          </table:table-cell>
          <table:table-cell table:style-name="ce11" office:value-type="float" office:value="3" calcext:value-type="float">
            <text:p>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string" calcext:value-type="string">
            <text:p>2013-01-10T09:43:03.983</text:p>
          </table:table-cell>
          <table:table-cell table:style-name="ce3" office:value-type="string" calcext:value-type="string">
            <text:p>arunpandiyarajhen</text:p>
          </table:table-cell>
          <table:table-cell table:style-name="ce3" office:value-type="string" calcext:value-type="string">
            <text:p>Chennai, India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7873" calcext:value-type="float">
            <text:p>222787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3" office:value-type="float" office:value="7596334" calcext:value-type="float">
            <text:p>7596334</text:p>
          </table:table-cell>
          <table:table-cell table:style-name="ce11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2017-02-21T03:40:42.073</text:p>
          </table:table-cell>
          <table:table-cell table:style-name="ce3" office:value-type="string" calcext:value-type="string">
            <text:p>weijie lin</text:p>
          </table:table-cell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6257" calcext:value-type="float">
            <text:p>10296257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663148" calcext:value-type="float">
            <text:p>663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46" calcext:value-type="float">
            <text:p>7546</text:p>
          </table:table-cell>
          <table:table-cell table:style-name="ce3" office:value-type="string" calcext:value-type="string">
            <text:p>2011-03-16T19:31:05.127</text:p>
          </table:table-cell>
          <table:table-cell table:style-name="ce3" office:value-type="string" calcext:value-type="string">
            <text:p>ferhan</text:p>
          </table:table-cell>
          <table:table-cell table:style-name="ce3"/>
          <table:table-cell table:style-name="ce3" office:value-type="float" office:value="1599" calcext:value-type="float">
            <text:p>159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5839" calcext:value-type="float">
            <text:p>335839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313281" calcext:value-type="float">
            <text:p>13132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2012-04-04T15:45:40.687</text:p>
          </table:table-cell>
          <table:table-cell table:style-name="ce3" office:value-type="string" calcext:value-type="string">
            <text:p>A Robben</text:p>
          </table:table-cell>
          <table:table-cell table:style-name="ce3"/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0073" calcext:value-type="float">
            <text:p>1380073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1364311" calcext:value-type="float">
            <text:p>13643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string" calcext:value-type="string">
            <text:p>2012-04-29T15:16:02.173</text:p>
          </table:table-cell>
          <table:table-cell table:style-name="ce3" office:value-type="string" calcext:value-type="string">
            <text:p>fpena06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5761" calcext:value-type="float">
            <text:p>144576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2250108" calcext:value-type="float">
            <text:p>2250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2013-04-05T17:39:54.013</text:p>
          </table:table-cell>
          <table:table-cell table:style-name="ce3" office:value-type="string" calcext:value-type="string">
            <text:p>Zinox</text:p>
          </table:table-cell>
          <table:table-cell table:style-name="ce3" office:value-type="string" calcext:value-type="string">
            <text:p>London, United Kingdom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9264" calcext:value-type="float">
            <text:p>2479264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2296348" calcext:value-type="float">
            <text:p>22963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2013-04-18T17:58:12.657</text:p>
          </table:table-cell>
          <table:table-cell table:style-name="ce3" office:value-type="string" calcext:value-type="string">
            <text:p>Ram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55567" calcext:value-type="float">
            <text:p>265556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table:style-name="ce3" office:value-type="float" office:value="6452969" calcext:value-type="float">
            <text:p>64529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2016-06-11T08:39:43.513</text:p>
          </table:table-cell>
          <table:table-cell table:style-name="ce3" office:value-type="string" calcext:value-type="string">
            <text:p>Hiu leong Ng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616248" calcext:value-type="float">
            <text:p>8616248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2" table:number-rows-spanned="1">
            <text:p>Commonality</text:p>
          </table:table-cell>
          <table:covered-table-cell table:style-name="ce10"/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Ask Total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CreationDat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iews</text:p>
          </table:table-cell>
          <table:table-cell table:style-name="ce2" office:value-type="string" calcext:value-type="string">
            <text:p>UpVotes</text:p>
          </table:table-cell>
          <table:table-cell table:style-name="ce2" office:value-type="string" calcext:value-type="string">
            <text:p>DownVotes</text:p>
          </table:table-cell>
          <table:table-cell table:style-name="ce2" office:value-type="string" calcext:value-type="string">
            <text:p>AccountId</text:p>
          </table:table-cell>
          <table:table-cell table:style-name="ce2" office:value-type="string" calcext:value-type="string">
            <text:p>Age</text:p>
          </table:table-cell>
          <table:table-cell table:style-name="ce12" table:number-columns-repeated="1013"/>
        </table:table-row>
        <table:table-row table:style-name="ro2">
          <table:table-cell table:style-name="ce3" office:value-type="float" office:value="93468" calcext:value-type="float">
            <text:p>934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354" calcext:value-type="float">
            <text:p>16354</text:p>
          </table:table-cell>
          <table:table-cell table:style-name="ce3" office:value-type="string" calcext:value-type="string">
            <text:p>2009-02-03T22:24:01.223</text:p>
          </table:table-cell>
          <table:table-cell table:style-name="ce3" office:value-type="string" calcext:value-type="string">
            <text:p>PositiveGuy</text:p>
          </table:table-cell>
          <table:table-cell table:style-name="ce3" office:value-type="string" calcext:value-type="string">
            <text:p>Schaumburg, Illinois United States</text:p>
          </table:table-cell>
          <table:table-cell table:style-name="ce3" office:value-type="float" office:value="6510" calcext:value-type="float">
            <text:p>6510</text:p>
          </table:table-cell>
          <table:table-cell table:style-name="ce3" office:value-type="float" office:value="1003" calcext:value-type="float">
            <text:p>100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3402" calcext:value-type="float">
            <text:p>33402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4950" calcext:value-type="float">
            <text:p>49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32" calcext:value-type="float">
            <text:p>20432</text:p>
          </table:table-cell>
          <table:table-cell table:style-name="ce3" office:value-type="string" calcext:value-type="string">
            <text:p>2008-09-06T23:39:40.067</text:p>
          </table:table-cell>
          <table:table-cell table:style-name="ce3" office:value-type="string" calcext:value-type="string">
            <text:p>Rob Stevenson-Leggett</text:p>
          </table:table-cell>
          <table:table-cell table:style-name="ce3" office:value-type="string" calcext:value-type="string">
            <text:p>Manchester, United Kingdom</text:p>
          </table:table-cell>
          <table:table-cell table:style-name="ce3" office:value-type="float" office:value="2323" calcext:value-type="float">
            <text:p>2323</text:p>
          </table:table-cell>
          <table:table-cell table:style-name="ce3" office:value-type="float" office:value="1684" calcext:value-type="float">
            <text:p>168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430" calcext:value-type="float">
            <text:p>343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table:style-name="ce3" office:value-type="float" office:value="143397" calcext:value-type="float">
            <text:p>143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9" calcext:value-type="float">
            <text:p>4189</text:p>
          </table:table-cell>
          <table:table-cell table:style-name="ce3" office:value-type="string" calcext:value-type="string">
            <text:p>2009-07-23T04:26:50.347</text:p>
          </table:table-cell>
          <table:table-cell table:style-name="ce3" office:value-type="string" calcext:value-type="string">
            <text:p>meowsqueak</text:p>
          </table:table-cell>
          <table:table-cell table:style-name="ce3" office:value-type="string" calcext:value-type="string">
            <text:p>New Zealand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284" calcext:value-type="float">
            <text:p>48284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table:style-name="ce3" office:value-type="float" office:value="1482904" calcext:value-type="float">
            <text:p>14829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87" calcext:value-type="float">
            <text:p>2787</text:p>
          </table:table-cell>
          <table:table-cell table:style-name="ce3" office:value-type="string" calcext:value-type="string">
            <text:p>2012-06-26T13:34:04.283</text:p>
          </table:table-cell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Rotterdam, Netherlands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602041" calcext:value-type="float">
            <text:p>160204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6345466" calcext:value-type="float">
            <text:p>63454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016-05-17T11:36:03.753</text:p>
          </table:table-cell>
          <table:table-cell table:style-name="ce3" office:value-type="string" calcext:value-type="string">
            <text:p>Shailaja Jayashankar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459101" calcext:value-type="float">
            <text:p>845910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 table:number-columns-spanned="2" table:number-rows-spanned="1">
            <text:p>Variability</text:p>
          </table:table-cell>
          <table:covered-table-cell table:style-name="ce5"/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Ask Total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CreationDate</text:p>
          </table:table-cell>
          <table:table-cell table:style-name="ce2" office:value-type="string" calcext:value-type="string">
            <text:p>Display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iews</text:p>
          </table:table-cell>
          <table:table-cell table:style-name="ce2" office:value-type="string" calcext:value-type="string">
            <text:p>UpVotes</text:p>
          </table:table-cell>
          <table:table-cell table:style-name="ce2" office:value-type="string" calcext:value-type="string">
            <text:p>DownVotes</text:p>
          </table:table-cell>
          <table:table-cell table:style-name="ce2" office:value-type="string" calcext:value-type="string">
            <text:p>AccountId</text:p>
          </table:table-cell>
          <table:table-cell table:style-name="ce2" office:value-type="string" calcext:value-type="string">
            <text:p>Age</text:p>
          </table:table-cell>
          <table:table-cell table:style-name="ce12" table:number-columns-repeated="1013"/>
        </table:table-row>
        <table:table-row table:style-name="ro2">
          <table:table-cell table:style-name="ce3" office:value-type="float" office:value="1407049" calcext:value-type="float">
            <text:p>14070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2012-05-21T04:30:10.987</text:p>
          </table:table-cell>
          <table:table-cell table:style-name="ce3" office:value-type="string" calcext:value-type="string">
            <text:p>Python_R</text:p>
          </table:table-cell>
          <table:table-cell table:style-name="ce3"/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03026" calcext:value-type="float">
            <text:p>150302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2777494" calcext:value-type="float">
            <text:p>2777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string" calcext:value-type="string">
            <text:p>2013-09-13T18:18:48.050</text:p>
          </table:table-cell>
          <table:table-cell table:style-name="ce3" office:value-type="string" calcext:value-type="string">
            <text:p>teaLeef</text:p>
          </table:table-cell>
          <table:table-cell table:style-name="ce3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1407" calcext:value-type="float">
            <text:p>3301407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3189016" calcext:value-type="float">
            <text:p>3189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2014-01-13T05:10:41.170</text:p>
          </table:table-cell>
          <table:table-cell table:style-name="ce3" office:value-type="string" calcext:value-type="string">
            <text:p>L33t8l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8225" calcext:value-type="float">
            <text:p>3848225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4974634" calcext:value-type="float">
            <text:p>49746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2015-06-04T16:29:56.147</text:p>
          </table:table-cell>
          <table:table-cell table:style-name="ce3" office:value-type="string" calcext:value-type="string">
            <text:p>JoachimMun</text:p>
          </table:table-cell>
          <table:table-cell table:style-name="ce3" office:value-type="string" calcext:value-type="string">
            <text:p>Munich, Germany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416646" calcext:value-type="float">
            <text:p>6416646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float" office:value="7428158" calcext:value-type="float">
            <text:p>7428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017-01-17T02:02:00.123</text:p>
          </table:table-cell>
          <table:table-cell table:style-name="ce3" office:value-type="string" calcext:value-type="string">
            <text:p>user7428158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047211" calcext:value-type="float">
            <text:p>10047211</text:p>
          </table:table-cell>
          <table:table-cell table:style-name="ce3"/>
          <table:table-cell table:number-columns-repeated="1013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26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27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8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9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0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1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2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3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pt" number:country="BR">
      <loext:fill-character> </loext:fill-character>
      <number:text>-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pt" number:country="BR">
      <loext:text> R$ </loext:text>
      <loext:fill-character> </loext:fill-character>
      <number:text>-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2:12:43</meta:creation-date>
    <dc:date>2018-03-16T09:36:34.452727640</dc:date>
    <meta:generator>LibreOffice/5.1.6.2$Linux_X86_64 LibreOffice_project/10m0$Build-2</meta:generator>
    <meta:editing-duration>PT24M43S</meta:editing-duration>
    <meta:editing-cycles>4</meta:editing-cycles>
    <meta:document-statistic meta:table-count="1" meta:cell-count="76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